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  <table:table-cell office:value-type="string" calcext:value-type="string">
            <text:p>nu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/L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TcL-Tc)</text:p>
          </table:table-cell>
          <table:table-cell office:value-type="string" calcext:value-type="string">
            <text:p>log(TcL-Tcm)</text:p>
          </table:table-cell>
          <table:table-cell table:number-columns-repeated="6"/>
          <table:table-cell office:value-type="string" calcext:value-type="string">
            <text:p>delta TcL</text:p>
          </table:table-cell>
          <table:table-cell office:value-type="string" calcext:value-type="string">
            <text:p>delta log(TcL-Tc)</text:p>
          </table:table-cell>
          <table:table-cell office:value-type="string" calcext:value-type="string">
            <text:p>delta log(TcL-Tcm)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2.31094" calcext:value-type="float">
            <text:p>2.31094</text:p>
          </table:table-cell>
          <table:table-cell table:formula="of:=1/[.C3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3:.D9];[.E3:.E9];1;1)" office:value-type="float" office:value="0.636055612660829" calcext:value-type="float">
            <text:p>0.636055612660829</text:p>
          </table:table-cell>
          <table:table-cell office:value-type="float" office:value="2.27065292187998" calcext:value-type="float">
            <text:p>2.27065292187998</text:p>
          </table:table-cell>
          <table:table-cell/>
          <table:table-cell table:formula="of:=[.C3]" office:value-type="float" office:value="15" calcext:value-type="float">
            <text:p>15</text:p>
          </table:table-cell>
          <table:table-cell table:formula="of:=([.D3]+[.D12]+[.D21]+[.D30])/4" office:value-type="float" office:value="2.348555" calcext:value-type="float">
            <text:p>2.348555</text:p>
          </table:table-cell>
          <table:table-cell table:formula="of:=LN([.J3])" office:value-type="float" office:value="2.70805020110221" calcext:value-type="float">
            <text:p>2.70805020110221</text:p>
          </table:table-cell>
          <table:table-cell table:formula="of:=LN([.K3]-[.$H$37])" office:value-type="float" office:value="-2.53363877472582" calcext:value-type="float">
            <text:p>-2.53363877472582</text:p>
          </table:table-cell>
          <table:table-cell table:formula="of:=LN([.K3]-[.$H$38])" office:value-type="float" office:value="-2.54936891168472" calcext:value-type="float">
            <text:p>-2.54936891168472</text:p>
          </table:table-cell>
          <table:table-cell/>
          <table:table-cell table:number-matrix-columns-spanned="2" table:number-matrix-rows-spanned="5" table:formula="of:=LINEST([.M3:.M9];[.L3:.L9];1;1)" office:value-type="float" office:value="-1.03357978169437" calcext:value-type="float">
            <text:p>-1.03357978169437</text:p>
          </table:table-cell>
          <table:table-cell office:value-type="float" office:value="0.338636125361554" calcext:value-type="float">
            <text:p>0.338636125361554</text:p>
          </table:table-cell>
          <table:table-cell table:number-matrix-columns-spanned="2" table:number-matrix-rows-spanned="5" table:formula="of:=LINEST([.N3:.N9];[.L3:.L9];1;1)" office:value-type="float" office:value="-1.09389186432119" calcext:value-type="float">
            <text:p>-1.09389186432119</text:p>
          </table:table-cell>
          <table:table-cell office:value-type="float" office:value="0.508604929769798" calcext:value-type="float">
            <text:p>0.508604929769798</text:p>
          </table:table-cell>
          <table:table-cell/>
          <table:table-cell table:formula="of:=SQRT(1/3*(([.D3]-[.K3])^2+([.D12]-[.K3])^2+([.D21]-[.K3])^2+([.D30]-[.K3])^2))" office:value-type="float" office:value="0.0460222486050678" calcext:value-type="float">
            <text:p>0.046022248605068</text:p>
          </table:table-cell>
          <table:table-cell table:formula="of:=1/([.K3]-[.$H$38])*[.U3]" office:value-type="float" office:value="0.589039860699444" calcext:value-type="float">
            <text:p>0.589039860699444</text:p>
          </table:table-cell>
          <table:table-cell table:formula="of:=1/([.L3]-[.$H$37])*[.V3]" office:value-type="float" office:value="1.3421895400991" calcext:value-type="float">
            <text:p>1.3421895400991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2.29324" calcext:value-type="float">
            <text:p>2.29324</text:p>
          </table:table-cell>
          <table:table-cell table:formula="of:=1/[.C4]" office:value-type="float" office:value="0.0333333333333333" calcext:value-type="float">
            <text:p>0.033333333333333</text:p>
          </table:table-cell>
          <table:table-cell/>
          <table:table-cell office:value-type="float" office:value="0.0944032993868729" calcext:value-type="float">
            <text:p>0.094403299386873</text:p>
          </table:table-cell>
          <table:table-cell office:value-type="float" office:value="0.00292015242706941" calcext:value-type="float">
            <text:p>0.002920152427069</text:p>
          </table:table-cell>
          <table:table-cell/>
          <table:table-cell table:formula="of:=[.C4]" office:value-type="float" office:value="30" calcext:value-type="float">
            <text:p>30</text:p>
          </table:table-cell>
          <table:table-cell table:formula="of:=([.D4]+[.D13]+[.D22]+[.D31])/4" office:value-type="float" office:value="2.3102825" calcext:value-type="float">
            <text:p>2.3102825</text:p>
          </table:table-cell>
          <table:table-cell table:formula="of:=LN([.J4])" office:value-type="float" office:value="3.40119738166216" calcext:value-type="float">
            <text:p>3.40119738166216</text:p>
          </table:table-cell>
          <table:table-cell table:formula="of:=LN([.K4]-[.$H$37])" office:value-type="float" office:value="-3.19181563216059" calcext:value-type="float">
            <text:p>-3.19181563216059</text:p>
          </table:table-cell>
          <table:table-cell table:formula="of:=LN([.K4]-[.$H$38])" office:value-type="float" office:value="-3.22242065083733" calcext:value-type="float">
            <text:p>-3.22242065083733</text:p>
          </table:table-cell>
          <table:table-cell/>
          <table:table-cell office:value-type="float" office:value="0.0681432410466973" calcext:value-type="float">
            <text:p>0.068143241046697</text:p>
          </table:table-cell>
          <table:table-cell office:value-type="float" office:value="0.27253047367715" calcext:value-type="float">
            <text:p>0.27253047367715</text:p>
          </table:table-cell>
          <table:table-cell office:value-type="float" office:value="0.0826687658753765" calcext:value-type="float">
            <text:p>0.082668765875377</text:p>
          </table:table-cell>
          <table:table-cell office:value-type="float" office:value="0.330623515645264" calcext:value-type="float">
            <text:p>0.330623515645264</text:p>
          </table:table-cell>
          <table:table-cell/>
          <table:table-cell table:formula="of:=SQRT(1/3*(([.D4]-[.K4])^2+([.D13]-[.K4])^2+([.D22]-[.K4])^2+([.D31]-[.K4])^2))" office:value-type="float" office:value="0.0262076304092275" calcext:value-type="float">
            <text:p>0.026207630409228</text:p>
          </table:table-cell>
          <table:table-cell table:formula="of:=1/([.K4]-[.$H$37])*[.U4]" office:value-type="float" office:value="0.637698905834366" calcext:value-type="float">
            <text:p>0.637698905834366</text:p>
          </table:table-cell>
          <table:table-cell table:formula="of:=1/([.L4]-[.$H$37])*[.V4]" office:value-type="float" office:value="0.563332250751842" calcext:value-type="float">
            <text:p>0.563332250751842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office:value-type="float" office:value="2.28798" calcext:value-type="float">
            <text:p>2.28798</text:p>
          </table:table-cell>
          <table:table-cell table:formula="of:=1/[.C5]" office:value-type="float" office:value="0.0222222222222222" calcext:value-type="float">
            <text:p>0.022222222222222</text:p>
          </table:table-cell>
          <table:table-cell/>
          <table:table-cell office:value-type="float" office:value="0.900785415486044" calcext:value-type="float">
            <text:p>0.900785415486044</text:p>
          </table:table-cell>
          <table:table-cell office:value-type="float" office:value="0.00470874617330149" calcext:value-type="float">
            <text:p>0.004708746173302</text:p>
          </table:table-cell>
          <table:table-cell/>
          <table:table-cell table:formula="of:=[.C5]" office:value-type="float" office:value="45" calcext:value-type="float">
            <text:p>45</text:p>
          </table:table-cell>
          <table:table-cell table:formula="of:=([.D5]+[.D14]+[.D23]+[.D32])/4" office:value-type="float" office:value="2.2976975" calcext:value-type="float">
            <text:p>2.2976975</text:p>
          </table:table-cell>
          <table:table-cell table:formula="of:=LN([.J5])" office:value-type="float" office:value="3.80666248977032" calcext:value-type="float">
            <text:p>3.80666248977032</text:p>
          </table:table-cell>
          <table:table-cell table:formula="of:=LN([.K5]-[.$H$37])" office:value-type="float" office:value="-3.55742371161726" calcext:value-type="float">
            <text:p>-3.55742371161726</text:p>
          </table:table-cell>
          <table:table-cell table:formula="of:=LN([.K5]-[.$H$38])" office:value-type="float" office:value="-3.60184128486988" calcext:value-type="float">
            <text:p>-3.60184128486988</text:p>
          </table:table-cell>
          <table:table-cell/>
          <table:table-cell office:value-type="float" office:value="0.97872889864311" calcext:value-type="float">
            <text:p>0.97872889864311</text:p>
          </table:table-cell>
          <table:table-cell office:value-type="float" office:value="0.118490117107796" calcext:value-type="float">
            <text:p>0.118490117107796</text:p>
          </table:table-cell>
          <table:table-cell office:value-type="float" office:value="0.97223638593506" calcext:value-type="float">
            <text:p>0.97223638593506</text:p>
          </table:table-cell>
          <table:table-cell office:value-type="float" office:value="0.143747664467818" calcext:value-type="float">
            <text:p>0.143747664467818</text:p>
          </table:table-cell>
          <table:table-cell/>
          <table:table-cell table:formula="of:=SQRT(1/3*(([.D5]-[.K5])^2+([.D14]-[.K5])^2+([.D23]-[.K5])^2+([.D32]-[.K5])^2))" office:value-type="float" office:value="0.0144767131974078" calcext:value-type="float">
            <text:p>0.014476713197408</text:p>
          </table:table-cell>
          <table:table-cell table:formula="of:=1/([.K5]-[.$H$37])*[.U5]" office:value-type="float" office:value="0.507737754852158" calcext:value-type="float">
            <text:p>0.507737754852158</text:p>
          </table:table-cell>
          <table:table-cell table:formula="of:=1/([.L5]-[.$H$37])*[.V5]" office:value-type="float" office:value="0.330240840595319" calcext:value-type="float">
            <text:p>0.330240840595319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float" office:value="2.28519" calcext:value-type="float">
            <text:p>2.28519</text:p>
          </table:table-cell>
          <table:table-cell table:formula="of:=1/[.C6]" office:value-type="float" office:value="0.0166666666666667" calcext:value-type="float">
            <text:p>0.016666666666667</text:p>
          </table:table-cell>
          <table:table-cell/>
          <table:table-cell office:value-type="float" office:value="45.3958165474822" calcext:value-type="float">
            <text:p>45.395816547482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6]" office:value-type="float" office:value="60" calcext:value-type="float">
            <text:p>60</text:p>
          </table:table-cell>
          <table:table-cell table:formula="of:=([.D6]+[.D15]+[.D24]+[.D33])/4" office:value-type="float" office:value="2.2919675" calcext:value-type="float">
            <text:p>2.2919675</text:p>
          </table:table-cell>
          <table:table-cell table:formula="of:=LN([.J6])" office:value-type="float" office:value="4.0943445622221" calcext:value-type="float">
            <text:p>4.0943445622221</text:p>
          </table:table-cell>
          <table:table-cell table:formula="of:=LN([.K6]-[.$H$37])" office:value-type="float" office:value="-3.78177637354785" calcext:value-type="float">
            <text:p>-3.78177637354785</text:p>
          </table:table-cell>
          <table:table-cell table:formula="of:=LN([.K6]-[.$H$38])" office:value-type="float" office:value="-3.83768308251732" calcext:value-type="float">
            <text:p>-3.83768308251732</text:p>
          </table:table-cell>
          <table:table-cell/>
          <table:table-cell office:value-type="float" office:value="230.0607011884" calcext:value-type="float">
            <text:p>230.0607011884</text:p>
          </table:table-cell>
          <table:table-cell office:value-type="float" office:value="5" calcext:value-type="float">
            <text:p>5</text:p>
          </table:table-cell>
          <table:table-cell office:value-type="float" office:value="175.091827681543" calcext:value-type="float">
            <text:p>175.091827681543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1/3*(([.D6]-[.K6])^2+([.D15]-[.K6])^2+([.D24]-[.K6])^2+([.D33]-[.K6])^2))" office:value-type="float" office:value="0.0111486183747883" calcext:value-type="float">
            <text:p>0.011148618374788</text:p>
          </table:table-cell>
          <table:table-cell table:formula="of:=1/([.K6]-[.$H$37])*[.U6]" office:value-type="float" office:value="0.489356836917756" calcext:value-type="float">
            <text:p>0.489356836917756</text:p>
          </table:table-cell>
          <table:table-cell table:formula="of:=1/([.L6]-[.$H$37])*[.V6]" office:value-type="float" office:value="0.268117336857897" calcext:value-type="float">
            <text:p>0.268117336857897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float" office:value="2.28189" calcext:value-type="float">
            <text:p>2.28189</text:p>
          </table:table-cell>
          <table:table-cell table:formula="of:=1/[.C7]" office:value-type="float" office:value="0.0133333333333333" calcext:value-type="float">
            <text:p>0.013333333333333</text:p>
          </table:table-cell>
          <table:table-cell/>
          <table:table-cell office:value-type="float" office:value="0.00100652923309138" calcext:value-type="float">
            <text:p>0.001006529233091</text:p>
          </table:table-cell>
          <table:table-cell office:value-type="float" office:value="0.000110861452622907" calcext:value-type="float">
            <text:p>0.000110861452623</text:p>
          </table:table-cell>
          <table:table-cell/>
          <table:table-cell table:formula="of:=[.C7]" office:value-type="float" office:value="75" calcext:value-type="float">
            <text:p>75</text:p>
          </table:table-cell>
          <table:table-cell table:formula="of:=([.D7]+[.D16]+[.D25]+[.D34])/4" office:value-type="float" office:value="2.287745" calcext:value-type="float">
            <text:p>2.287745</text:p>
          </table:table-cell>
          <table:table-cell table:formula="of:=LN([.J7])" office:value-type="float" office:value="4.31748811353631" calcext:value-type="float">
            <text:p>4.31748811353631</text:p>
          </table:table-cell>
          <table:table-cell table:formula="of:=LN([.K7]-[.$H$37])" office:value-type="float" office:value="-3.98676348134831" calcext:value-type="float">
            <text:p>-3.98676348134831</text:p>
          </table:table-cell>
          <table:table-cell table:formula="of:=LN([.K7]-[.$H$38])" office:value-type="float" office:value="-4.05583806673284" calcext:value-type="float">
            <text:p>-4.05583806673284</text:p>
          </table:table-cell>
          <table:table-cell/>
          <table:table-cell office:value-type="float" office:value="3.23003104510207" calcext:value-type="float">
            <text:p>3.23003104510207</text:p>
          </table:table-cell>
          <table:table-cell office:value-type="float" office:value="0.070199539261096" calcext:value-type="float">
            <text:p>0.070199539261096</text:p>
          </table:table-cell>
          <table:table-cell office:value-type="float" office:value="3.61799090328371" calcext:value-type="float">
            <text:p>3.61799090328371</text:p>
          </table:table-cell>
          <table:table-cell office:value-type="float" office:value="0.103316955199763" calcext:value-type="float">
            <text:p>0.103316955199763</text:p>
          </table:table-cell>
          <table:table-cell/>
          <table:table-cell table:formula="of:=SQRT(1/3*(([.D7]-[.K7])^2+([.D16]-[.K7])^2+([.D25]-[.K7])^2+([.D34]-[.K7])^2))" office:value-type="float" office:value="0.011068400968523" calcext:value-type="float">
            <text:p>0.011068400968523</text:p>
          </table:table-cell>
          <table:table-cell table:formula="of:=1/([.K7]-[.$H$37])*[.U7]" office:value-type="float" office:value="0.596367907062781" calcext:value-type="float">
            <text:p>0.596367907062781</text:p>
          </table:table-cell>
          <table:table-cell table:formula="of:=1/([.L7]-[.$H$37])*[.V7]" office:value-type="float" office:value="0.291152219906064" calcext:value-type="float">
            <text:p>0.291152219906064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90" calcext:value-type="float">
            <text:p>90</text:p>
          </table:table-cell>
          <table:table-cell office:value-type="float" office:value="2.27697" calcext:value-type="float">
            <text:p>2.27697</text:p>
          </table:table-cell>
          <table:table-cell table:formula="of:=1/[.C8]" office:value-type="float" office:value="0.0111111111111111" calcext:value-type="float">
            <text:p>0.011111111111111</text:p>
          </table:table-cell>
          <table:table-cell table:number-columns-repeated="4"/>
          <table:table-cell table:formula="of:=[.C8]" office:value-type="float" office:value="90" calcext:value-type="float">
            <text:p>90</text:p>
          </table:table-cell>
          <table:table-cell table:formula="of:=([.D8]+[.D17]+[.D26]+[.D35])/4" office:value-type="float" office:value="2.2823075" calcext:value-type="float">
            <text:p>2.2823075</text:p>
          </table:table-cell>
          <table:table-cell table:formula="of:=LN([.J8])" office:value-type="float" office:value="4.49980967033027" calcext:value-type="float">
            <text:p>4.49980967033027</text:p>
          </table:table-cell>
          <table:table-cell table:formula="of:=LN([.K8]-[.$H$37])" office:value-type="float" office:value="-4.33345090972515" calcext:value-type="float">
            <text:p>-4.33345090972515</text:p>
          </table:table-cell>
          <table:table-cell table:formula="of:=LN([.K8]-[.$H$38])" office:value-type="float" office:value="-4.43260793161377" calcext:value-type="float">
            <text:p>-4.43260793161377</text:p>
          </table:table-cell>
          <table:table-cell/>
          <table:table-cell office:value-type="string" calcext:value-type="string">
            <text:p>nu1</text:p>
          </table:table-cell>
          <table:table-cell/>
          <table:table-cell office:value-type="string" calcext:value-type="string">
            <text:p>nu2</text:p>
          </table:table-cell>
          <table:table-cell table:number-columns-repeated="2"/>
          <table:table-cell table:formula="of:=SQRT(1/3*(([.D8]-[.K8])^2+([.D17]-[.K8])^2+([.D26]-[.K8])^2+([.D35]-[.K8])^2))" office:value-type="float" office:value="0.00742298850418981" calcext:value-type="float">
            <text:p>0.00742298850419</text:p>
          </table:table-cell>
          <table:table-cell table:formula="of:=1/([.K8]-[.$H$37])*[.U8]" office:value-type="float" office:value="0.565682320361307" calcext:value-type="float">
            <text:p>0.565682320361307</text:p>
          </table:table-cell>
          <table:table-cell table:formula="of:=1/([.L8]-[.$H$37])*[.V8]" office:value-type="float" office:value="0.253598199450295" calcext:value-type="float">
            <text:p>0.253598199450295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office:value-type="float" office:value="2.26755" calcext:value-type="float">
            <text:p>2.26755</text:p>
          </table:table-cell>
          <table:table-cell table:formula="of:=1/[.C9]" office:value-type="float" office:value="0.00833333333333333" calcext:value-type="float">
            <text:p>0.008333333333333</text:p>
          </table:table-cell>
          <table:table-cell table:number-columns-repeated="4"/>
          <table:table-cell table:formula="of:=[.C9]" office:value-type="float" office:value="120" calcext:value-type="float">
            <text:p>120</text:p>
          </table:table-cell>
          <table:table-cell table:formula="of:=([.D9]+[.D18]+[.D27]+[.D36])/4" office:value-type="float" office:value="2.2775225" calcext:value-type="float">
            <text:p>2.2775225</text:p>
          </table:table-cell>
          <table:table-cell table:formula="of:=LN([.J9])" office:value-type="float" office:value="4.78749174278205" calcext:value-type="float">
            <text:p>4.78749174278205</text:p>
          </table:table-cell>
          <table:table-cell table:formula="of:=LN([.K9]-[.$H$37])" office:value-type="float" office:value="-4.78702955516986" calcext:value-type="float">
            <text:p>-4.78702955516986</text:p>
          </table:table-cell>
          <table:table-cell table:formula="of:=LN([.K9]-[.$H$38])" office:value-type="float" office:value="-4.94787770438737" calcext:value-type="float">
            <text:p>-4.94787770438737</text:p>
          </table:table-cell>
          <table:table-cell/>
          <table:table-cell table:formula="of:=-1/[.P3]" office:value-type="float" office:value="0.967511185600671" calcext:value-type="float">
            <text:p>0.967511185600671</text:p>
          </table:table-cell>
          <table:table-cell table:formula="of:=1/ABS([.P3])^2*[.P4]" office:value-type="float" office:value="0.0637873815872087" calcext:value-type="float">
            <text:p>0.063787381587209</text:p>
          </table:table-cell>
          <table:table-cell table:formula="of:=-1/[.R3]" office:value-type="float" office:value="0.914167142673233" calcext:value-type="float">
            <text:p>0.914167142673233</text:p>
          </table:table-cell>
          <table:table-cell table:formula="of:=1/ABS([.R3])^2*[.R4]" office:value-type="float" office:value="0.0690864169974532" calcext:value-type="float">
            <text:p>0.069086416997453</text:p>
          </table:table-cell>
          <table:table-cell/>
          <table:table-cell table:formula="of:=SQRT(1/3*(([.D9]-[.K9])^2+([.D18]-[.K9])^2+([.D27]-[.K9])^2+([.D36]-[.K9])^2))" office:value-type="float" office:value="0.00816377925146598" calcext:value-type="float">
            <text:p>0.008163779251466</text:p>
          </table:table-cell>
          <table:table-cell table:formula="of:=1/([.K9]-[.$H$37])*[.U9]" office:value-type="float" office:value="0.979200831078671" calcext:value-type="float">
            <text:p>0.979200831078671</text:p>
          </table:table-cell>
          <table:table-cell table:formula="of:=1/([.L9]-[.$H$37])*[.V9]" office:value-type="float" office:value="0.388833074470243" calcext:value-type="float">
            <text:p>0.3888330744702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amma/nu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x(khi)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max(khi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.31828" calcext:value-type="float">
            <text:p>2.31828</text:p>
          </table:table-cell>
          <table:table-cell table:formula="of:=1/[.C12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12:.D18];[.E12:.E18];1;1)" office:value-type="float" office:value="0.742336511537236" calcext:value-type="float">
            <text:p>0.742336511537236</text:p>
          </table:table-cell>
          <table:table-cell office:value-type="float" office:value="2.26945365221706" calcext:value-type="float">
            <text:p>2.26945365221706</text:p>
          </table:table-cell>
          <table:table-cell/>
          <table:table-cell table:formula="of:=[.C12]" office:value-type="float" office:value="15" calcext:value-type="float">
            <text:p>15</text:p>
          </table:table-cell>
          <table:table-cell table:formula="of:=[.D30]" office:value-type="float" office:value="2.41181" calcext:value-type="float">
            <text:p>2.41181</text:p>
          </table:table-cell>
          <table:table-cell office:value-type="float" office:value="5.42109097473656" calcext:value-type="float">
            <text:p>5.42109097473656</text:p>
          </table:table-cell>
          <table:table-cell table:formula="of:=LN([.J12])" office:value-type="float" office:value="2.70805020110221" calcext:value-type="float">
            <text:p>2.70805020110221</text:p>
          </table:table-cell>
          <table:table-cell table:formula="of:=LN([.L12])" office:value-type="float" office:value="1.69029708204784" calcext:value-type="float">
            <text:p>1.69029708204784</text:p>
          </table:table-cell>
          <table:table-cell/>
          <table:table-cell table:number-matrix-columns-spanned="2" table:number-matrix-rows-spanned="5" table:formula="of:=LINEST([.N12:.N18];[.M12:.M18];1;1)" office:value-type="float" office:value="1.75694045968865" calcext:value-type="float">
            <text:p>1.75694045968865</text:p>
          </table:table-cell>
          <table:table-cell office:value-type="float" office:value="-3.06279874006702" calcext:value-type="float">
            <text:p>-3.062798740067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.29584" calcext:value-type="float">
            <text:p>2.29584</text:p>
          </table:table-cell>
          <table:table-cell table:formula="of:=1/[.C13]" office:value-type="float" office:value="0.0333333333333333" calcext:value-type="float">
            <text:p>0.033333333333333</text:p>
          </table:table-cell>
          <table:table-cell/>
          <table:table-cell office:value-type="float" office:value="0.0271486808389791" calcext:value-type="float">
            <text:p>0.027148680838979</text:p>
          </table:table-cell>
          <table:table-cell office:value-type="float" office:value="0.000839783002909553" calcext:value-type="float">
            <text:p>0.00083978300291</text:p>
          </table:table-cell>
          <table:table-cell/>
          <table:table-cell table:formula="of:=[.C13]" office:value-type="float" office:value="30" calcext:value-type="float">
            <text:p>30</text:p>
          </table:table-cell>
          <table:table-cell table:formula="of:=[.D31]" office:value-type="float" office:value="2.34911" calcext:value-type="float">
            <text:p>2.34911</text:p>
          </table:table-cell>
          <table:table-cell office:value-type="float" office:value="18.7566398872141" calcext:value-type="float">
            <text:p>18.7566398872141</text:p>
          </table:table-cell>
          <table:table-cell table:formula="of:=LN([.J13])" office:value-type="float" office:value="3.40119738166216" calcext:value-type="float">
            <text:p>3.40119738166216</text:p>
          </table:table-cell>
          <table:table-cell table:formula="of:=LN([.L13])" office:value-type="float" office:value="2.93154781704623" calcext:value-type="float">
            <text:p>2.93154781704623</text:p>
          </table:table-cell>
          <table:table-cell/>
          <table:table-cell office:value-type="float" office:value="0.0104492466463872" calcext:value-type="float">
            <text:p>0.010449246646387</text:p>
          </table:table-cell>
          <table:table-cell office:value-type="float" office:value="0.041790470989746" calcext:value-type="float">
            <text:p>0.0417904709897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.28633" calcext:value-type="float">
            <text:p>2.28633</text:p>
          </table:table-cell>
          <table:table-cell table:formula="of:=1/[.C14]" office:value-type="float" office:value="0.0222222222222222" calcext:value-type="float">
            <text:p>0.022222222222222</text:p>
          </table:table-cell>
          <table:table-cell/>
          <table:table-cell office:value-type="float" office:value="0.993356894717265" calcext:value-type="float">
            <text:p>0.993356894717265</text:p>
          </table:table-cell>
          <table:table-cell office:value-type="float" office:value="0.00135415020281063" calcext:value-type="float">
            <text:p>0.001354150202811</text:p>
          </table:table-cell>
          <table:table-cell/>
          <table:table-cell table:formula="of:=[.C14]" office:value-type="float" office:value="45" calcext:value-type="float">
            <text:p>45</text:p>
          </table:table-cell>
          <table:table-cell table:formula="of:=[.D32]" office:value-type="float" office:value="2.3178" calcext:value-type="float">
            <text:p>2.3178</text:p>
          </table:table-cell>
          <table:table-cell office:value-type="float" office:value="37.3250859506043" calcext:value-type="float">
            <text:p>37.3250859506043</text:p>
          </table:table-cell>
          <table:table-cell table:formula="of:=LN([.J14])" office:value-type="float" office:value="3.80666248977032" calcext:value-type="float">
            <text:p>3.80666248977032</text:p>
          </table:table-cell>
          <table:table-cell table:formula="of:=LN([.L14])" office:value-type="float" office:value="3.61966564618494" calcext:value-type="float">
            <text:p>3.61966564618494</text:p>
          </table:table-cell>
          <table:table-cell/>
          <table:table-cell office:value-type="float" office:value="0.999823172797897" calcext:value-type="float">
            <text:p>0.999823172797897</text:p>
          </table:table-cell>
          <table:table-cell office:value-type="float" office:value="0.0181695563609925" calcext:value-type="float">
            <text:p>0.0181695563609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.28208" calcext:value-type="float">
            <text:p>2.28208</text:p>
          </table:table-cell>
          <table:table-cell table:formula="of:=1/[.C15]" office:value-type="float" office:value="0.0166666666666667" calcext:value-type="float">
            <text:p>0.016666666666667</text:p>
          </table:table-cell>
          <table:table-cell/>
          <table:table-cell office:value-type="float" office:value="747.66005688555" calcext:value-type="float">
            <text:p>747.6600568855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5]" office:value-type="float" office:value="60" calcext:value-type="float">
            <text:p>60</text:p>
          </table:table-cell>
          <table:table-cell table:formula="of:=[.D33]" office:value-type="float" office:value="2.30702" calcext:value-type="float">
            <text:p>2.30702</text:p>
          </table:table-cell>
          <table:table-cell office:value-type="float" office:value="60.4528276246056" calcext:value-type="float">
            <text:p>60.4528276246056</text:p>
          </table:table-cell>
          <table:table-cell table:formula="of:=LN([.J15])" office:value-type="float" office:value="4.0943445622221" calcext:value-type="float">
            <text:p>4.0943445622221</text:p>
          </table:table-cell>
          <table:table-cell table:formula="of:=LN([.L15])" office:value-type="float" office:value="4.10186335222168" calcext:value-type="float">
            <text:p>4.10186335222168</text:p>
          </table:table-cell>
          <table:table-cell/>
          <table:table-cell office:value-type="float" office:value="28271.1924665649" calcext:value-type="float">
            <text:p>28271.192466564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2.27703" calcext:value-type="float">
            <text:p>2.27703</text:p>
          </table:table-cell>
          <table:table-cell table:formula="of:=1/[.C16]" office:value-type="float" office:value="0.0133333333333333" calcext:value-type="float">
            <text:p>0.013333333333333</text:p>
          </table:table-cell>
          <table:table-cell/>
          <table:table-cell office:value-type="float" office:value="0.00137100127185543" calcext:value-type="float">
            <text:p>0.001371001271855</text:p>
          </table:table-cell>
          <table:table-cell office:value-type="float" office:value="0.00000916861385886035" calcext:value-type="float">
            <text:p>9.16861385886035E-06</text:p>
          </table:table-cell>
          <table:table-cell/>
          <table:table-cell table:formula="of:=[.C16]" office:value-type="float" office:value="75" calcext:value-type="float">
            <text:p>75</text:p>
          </table:table-cell>
          <table:table-cell table:formula="of:=[.D34]" office:value-type="float" office:value="2.3024" calcext:value-type="float">
            <text:p>2.3024</text:p>
          </table:table-cell>
          <table:table-cell office:value-type="float" office:value="93.0559536568762" calcext:value-type="float">
            <text:p>93.0559536568762</text:p>
          </table:table-cell>
          <table:table-cell table:formula="of:=LN([.J16])" office:value-type="float" office:value="4.31748811353631" calcext:value-type="float">
            <text:p>4.31748811353631</text:p>
          </table:table-cell>
          <table:table-cell table:formula="of:=LN([.L16])" office:value-type="float" office:value="4.5332009644576" calcext:value-type="float">
            <text:p>4.5332009644576</text:p>
          </table:table-cell>
          <table:table-cell/>
          <table:table-cell office:value-type="float" office:value="9.33324731640397" calcext:value-type="float">
            <text:p>9.33324731640397</text:p>
          </table:table-cell>
          <table:table-cell office:value-type="float" office:value="0.00165066389177641" calcext:value-type="float">
            <text:p>0.0016506638917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2.27836" calcext:value-type="float">
            <text:p>2.27836</text:p>
          </table:table-cell>
          <table:table-cell table:formula="of:=1/[.C17]" office:value-type="float" office:value="0.0111111111111111" calcext:value-type="float">
            <text:p>0.011111111111111</text:p>
          </table:table-cell>
          <table:table-cell table:number-columns-repeated="4"/>
          <table:table-cell table:formula="of:=[.C17]" office:value-type="float" office:value="90" calcext:value-type="float">
            <text:p>90</text:p>
          </table:table-cell>
          <table:table-cell table:formula="of:=[.D35]" office:value-type="float" office:value="2.2932" calcext:value-type="float">
            <text:p>2.2932</text:p>
          </table:table-cell>
          <table:table-cell office:value-type="float" office:value="128.957949395757" calcext:value-type="float">
            <text:p>128.957949395757</text:p>
          </table:table-cell>
          <table:table-cell table:formula="of:=LN([.J17])" office:value-type="float" office:value="4.49980967033027" calcext:value-type="float">
            <text:p>4.49980967033027</text:p>
          </table:table-cell>
          <table:table-cell table:formula="of:=LN([.L17])" office:value-type="float" office:value="4.8594863775444" calcext:value-type="float">
            <text:p>4.8594863775444</text:p>
          </table:table-cell>
          <table:table-cell/>
          <table:table-cell office:value-type="string" calcext:value-type="string">
            <text:p>gamma/nu</text:p>
          </table:table-cell>
          <table:table-cell/>
          <table:table-cell office:value-type="string" calcext:value-type="string">
            <text:p>gam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2.27569" calcext:value-type="float">
            <text:p>2.27569</text:p>
          </table:table-cell>
          <table:table-cell table:formula="of:=1/[.C18]" office:value-type="float" office:value="0.00833333333333333" calcext:value-type="float">
            <text:p>0.008333333333333</text:p>
          </table:table-cell>
          <table:table-cell table:number-columns-repeated="4"/>
          <table:table-cell table:formula="of:=[.C18]" office:value-type="float" office:value="120" calcext:value-type="float">
            <text:p>120</text:p>
          </table:table-cell>
          <table:table-cell table:formula="of:=[.D36]" office:value-type="float" office:value="2.28713" calcext:value-type="float">
            <text:p>2.28713</text:p>
          </table:table-cell>
          <table:table-cell office:value-type="float" office:value="209.000357667333" calcext:value-type="float">
            <text:p>209.000357667333</text:p>
          </table:table-cell>
          <table:table-cell table:formula="of:=LN([.J18])" office:value-type="float" office:value="4.78749174278205" calcext:value-type="float">
            <text:p>4.78749174278205</text:p>
          </table:table-cell>
          <table:table-cell table:formula="of:=LN([.L18])" office:value-type="float" office:value="5.3423359632903" calcext:value-type="float">
            <text:p>5.3423359632903</text:p>
          </table:table-cell>
          <table:table-cell/>
          <table:table-cell table:formula="of:=[.P12]" office:value-type="float" office:value="1.75694045968865" calcext:value-type="float">
            <text:p>1.75694045968865</text:p>
          </table:table-cell>
          <table:table-cell table:formula="of:=[.P13]" office:value-type="float" office:value="0.0104492466463872" calcext:value-type="float">
            <text:p>0.010449246646387</text:p>
          </table:table-cell>
          <table:table-cell table:formula="of:=[.P18]*[.P9]" office:value-type="float" office:value="1.69985954718316" calcext:value-type="float">
            <text:p>1.69985954718316</text:p>
          </table:table-cell>
          <table:table-cell table:formula="of:=[.P18]*[.Q9]+[.P9]*[.Q18]" office:value-type="float" office:value="0.122180394539646" calcext:value-type="float">
            <text:p>0.12218039453964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eta/nu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x(m)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max(m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35319" calcext:value-type="float">
            <text:p>2.35319</text:p>
          </table:table-cell>
          <table:table-cell table:formula="of:=1/[.C21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21:.D27];[.E21:.E27];1;1)" office:value-type="float" office:value="1.21542427249849" calcext:value-type="float">
            <text:p>1.21542427249849</text:p>
          </table:table-cell>
          <table:table-cell office:value-type="float" office:value="2.26997459522206" calcext:value-type="float">
            <text:p>2.26997459522206</text:p>
          </table:table-cell>
          <table:table-cell/>
          <table:table-cell table:formula="of:=[.C21]" office:value-type="float" office:value="15" calcext:value-type="float">
            <text:p>15</text:p>
          </table:table-cell>
          <table:table-cell table:formula="of:=[.D21]" office:value-type="float" office:value="2.35319" calcext:value-type="float">
            <text:p>2.35319</text:p>
          </table:table-cell>
          <table:table-cell office:value-type="float" office:value="0.601395809355552" calcext:value-type="float">
            <text:p>0.601395809355552</text:p>
          </table:table-cell>
          <table:table-cell table:formula="of:=LN([.J21])" office:value-type="float" office:value="2.70805020110221" calcext:value-type="float">
            <text:p>2.70805020110221</text:p>
          </table:table-cell>
          <table:table-cell table:formula="of:=LN([.L21])" office:value-type="float" office:value="-0.508501976600386" calcext:value-type="float">
            <text:p>-0.508501976600386</text:p>
          </table:table-cell>
          <table:table-cell/>
          <table:table-cell table:number-matrix-columns-spanned="2" table:number-matrix-rows-spanned="5" table:formula="of:=LINEST([.N21:.N27];[.M21:.M27];1;1)" office:value-type="float" office:value="-0.14096300422264" calcext:value-type="float">
            <text:p>-0.14096300422264</text:p>
          </table:table-cell>
          <table:table-cell office:value-type="float" office:value="-0.120825693692679" calcext:value-type="float">
            <text:p>-0.1208256936926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2.30294" calcext:value-type="float">
            <text:p>2.30294</text:p>
          </table:table-cell>
          <table:table-cell table:formula="of:=1/[.C22]" office:value-type="float" office:value="0.0333333333333333" calcext:value-type="float">
            <text:p>0.033333333333333</text:p>
          </table:table-cell>
          <table:table-cell/>
          <table:table-cell office:value-type="float" office:value="0.0877724180261999" calcext:value-type="float">
            <text:p>0.0877724180262</text:p>
          </table:table-cell>
          <table:table-cell office:value-type="float" office:value="0.00271504111819845" calcext:value-type="float">
            <text:p>0.002715041118198</text:p>
          </table:table-cell>
          <table:table-cell/>
          <table:table-cell table:formula="of:=[.C22]" office:value-type="float" office:value="30" calcext:value-type="float">
            <text:p>30</text:p>
          </table:table-cell>
          <table:table-cell table:formula="of:=[.D22]" office:value-type="float" office:value="2.30294" calcext:value-type="float">
            <text:p>2.30294</text:p>
          </table:table-cell>
          <table:table-cell office:value-type="float" office:value="0.568442295691284" calcext:value-type="float">
            <text:p>0.568442295691284</text:p>
          </table:table-cell>
          <table:table-cell table:formula="of:=LN([.J22])" office:value-type="float" office:value="3.40119738166216" calcext:value-type="float">
            <text:p>3.40119738166216</text:p>
          </table:table-cell>
          <table:table-cell table:formula="of:=LN([.L22])" office:value-type="float" office:value="-0.564855473685103" calcext:value-type="float">
            <text:p>-0.564855473685103</text:p>
          </table:table-cell>
          <table:table-cell/>
          <table:table-cell office:value-type="float" office:value="0.0200080071215638" calcext:value-type="float">
            <text:p>0.020008007121564</text:p>
          </table:table-cell>
          <table:table-cell office:value-type="float" office:value="0.0800195525545793" calcext:value-type="float">
            <text:p>0.0800195525545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2.29868" calcext:value-type="float">
            <text:p>2.29868</text:p>
          </table:table-cell>
          <table:table-cell table:formula="of:=1/[.C23]" office:value-type="float" office:value="0.0222222222222222" calcext:value-type="float">
            <text:p>0.022222222222222</text:p>
          </table:table-cell>
          <table:table-cell/>
          <table:table-cell office:value-type="float" office:value="0.974587285295388" calcext:value-type="float">
            <text:p>0.974587285295388</text:p>
          </table:table-cell>
          <table:table-cell office:value-type="float" office:value="0.00437800416072913" calcext:value-type="float">
            <text:p>0.004378004160729</text:p>
          </table:table-cell>
          <table:table-cell/>
          <table:table-cell table:formula="of:=[.C23]" office:value-type="float" office:value="45" calcext:value-type="float">
            <text:p>45</text:p>
          </table:table-cell>
          <table:table-cell table:formula="of:=[.D23]" office:value-type="float" office:value="2.29868" calcext:value-type="float">
            <text:p>2.29868</text:p>
          </table:table-cell>
          <table:table-cell office:value-type="float" office:value="0.513005627631628" calcext:value-type="float">
            <text:p>0.513005627631628</text:p>
          </table:table-cell>
          <table:table-cell table:formula="of:=LN([.J23])" office:value-type="float" office:value="3.80666248977032" calcext:value-type="float">
            <text:p>3.80666248977032</text:p>
          </table:table-cell>
          <table:table-cell table:formula="of:=LN([.L23])" office:value-type="float" office:value="-0.667468463829378" calcext:value-type="float">
            <text:p>-0.667468463829378</text:p>
          </table:table-cell>
          <table:table-cell/>
          <table:table-cell office:value-type="float" office:value="0.908486367972171" calcext:value-type="float">
            <text:p>0.908486367972171</text:p>
          </table:table-cell>
          <table:table-cell office:value-type="float" office:value="0.0347907007432047" calcext:value-type="float">
            <text:p>0.034790700743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.29358" calcext:value-type="float">
            <text:p>2.29358</text:p>
          </table:table-cell>
          <table:table-cell table:formula="of:=1/[.C24]" office:value-type="float" office:value="0.0166666666666667" calcext:value-type="float">
            <text:p>0.016666666666667</text:p>
          </table:table-cell>
          <table:table-cell/>
          <table:table-cell office:value-type="float" office:value="191.75190384491" calcext:value-type="float">
            <text:p>191.7519038449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4]" office:value-type="float" office:value="60" calcext:value-type="float">
            <text:p>60</text:p>
          </table:table-cell>
          <table:table-cell table:formula="of:=[.D24]" office:value-type="float" office:value="2.29358" calcext:value-type="float">
            <text:p>2.29358</text:p>
          </table:table-cell>
          <table:table-cell office:value-type="float" office:value="0.484503060592942" calcext:value-type="float">
            <text:p>0.484503060592942</text:p>
          </table:table-cell>
          <table:table-cell table:formula="of:=LN([.J24])" office:value-type="float" office:value="4.0943445622221" calcext:value-type="float">
            <text:p>4.0943445622221</text:p>
          </table:table-cell>
          <table:table-cell table:formula="of:=LN([.L24])" office:value-type="float" office:value="-0.724631530657972" calcext:value-type="float">
            <text:p>-0.724631530657972</text:p>
          </table:table-cell>
          <table:table-cell/>
          <table:table-cell office:value-type="float" office:value="49.6366687585901" calcext:value-type="float">
            <text:p>49.636668758590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.28966" calcext:value-type="float">
            <text:p>2.28966</text:p>
          </table:table-cell>
          <table:table-cell table:formula="of:=1/[.C25]" office:value-type="float" office:value="0.0133333333333333" calcext:value-type="float">
            <text:p>0.013333333333333</text:p>
          </table:table-cell>
          <table:table-cell/>
          <table:table-cell office:value-type="float" office:value="0.00367529348355748" calcext:value-type="float">
            <text:p>0.003675293483557</text:p>
          </table:table-cell>
          <table:table-cell office:value-type="float" office:value="0.000095834602156808" calcext:value-type="float">
            <text:p>9.5834602156808E-05</text:p>
          </table:table-cell>
          <table:table-cell/>
          <table:table-cell table:formula="of:=[.C25]" office:value-type="float" office:value="75" calcext:value-type="float">
            <text:p>75</text:p>
          </table:table-cell>
          <table:table-cell table:formula="of:=[.D25]" office:value-type="float" office:value="2.28966" calcext:value-type="float">
            <text:p>2.28966</text:p>
          </table:table-cell>
          <table:table-cell office:value-type="float" office:value="0.461167982626648" calcext:value-type="float">
            <text:p>0.461167982626648</text:p>
          </table:table-cell>
          <table:table-cell table:formula="of:=LN([.J25])" office:value-type="float" office:value="4.31748811353631" calcext:value-type="float">
            <text:p>4.31748811353631</text:p>
          </table:table-cell>
          <table:table-cell table:formula="of:=LN([.L25])" office:value-type="float" office:value="-0.773992914882022" calcext:value-type="float">
            <text:p>-0.773992914882022</text:p>
          </table:table-cell>
          <table:table-cell/>
          <table:table-cell office:value-type="float" office:value="0.0600798693703964" calcext:value-type="float">
            <text:p>0.060079869370396</text:p>
          </table:table-cell>
          <table:table-cell office:value-type="float" office:value="0.00605196429101611" calcext:value-type="float">
            <text:p>0.006051964291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2.2807" calcext:value-type="float">
            <text:p>2.2807</text:p>
          </table:table-cell>
          <table:table-cell table:formula="of:=1/[.C26]" office:value-type="float" office:value="0.0111111111111111" calcext:value-type="float">
            <text:p>0.011111111111111</text:p>
          </table:table-cell>
          <table:table-cell table:number-columns-repeated="4"/>
          <table:table-cell table:formula="of:=[.C26]" office:value-type="float" office:value="90" calcext:value-type="float">
            <text:p>90</text:p>
          </table:table-cell>
          <table:table-cell table:formula="of:=[.D26]" office:value-type="float" office:value="2.2807" calcext:value-type="float">
            <text:p>2.2807</text:p>
          </table:table-cell>
          <table:table-cell office:value-type="float" office:value="0.490874090362922" calcext:value-type="float">
            <text:p>0.490874090362922</text:p>
          </table:table-cell>
          <table:table-cell table:formula="of:=LN([.J26])" office:value-type="float" office:value="4.49980967033027" calcext:value-type="float">
            <text:p>4.49980967033027</text:p>
          </table:table-cell>
          <table:table-cell table:formula="of:=LN([.L26])" office:value-type="float" office:value="-0.711567619178785" calcext:value-type="float">
            <text:p>-0.711567619178785</text:p>
          </table:table-cell>
          <table:table-cell/>
          <table:table-cell office:value-type="string" calcext:value-type="string">
            <text:p>beta/n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float" office:value="2.27972" calcext:value-type="float">
            <text:p>2.27972</text:p>
          </table:table-cell>
          <table:table-cell table:formula="of:=1/[.C27]" office:value-type="float" office:value="0.00833333333333333" calcext:value-type="float">
            <text:p>0.008333333333333</text:p>
          </table:table-cell>
          <table:table-cell table:number-columns-repeated="4"/>
          <table:table-cell table:formula="of:=[.C27]" office:value-type="float" office:value="120" calcext:value-type="float">
            <text:p>120</text:p>
          </table:table-cell>
          <table:table-cell table:formula="of:=[.D27]" office:value-type="float" office:value="2.27972" calcext:value-type="float">
            <text:p>2.27972</text:p>
          </table:table-cell>
          <table:table-cell office:value-type="float" office:value="0.454998360311947" calcext:value-type="float">
            <text:p>0.454998360311947</text:p>
          </table:table-cell>
          <table:table-cell table:formula="of:=LN([.J27])" office:value-type="float" office:value="4.78749174278205" calcext:value-type="float">
            <text:p>4.78749174278205</text:p>
          </table:table-cell>
          <table:table-cell table:formula="of:=LN([.L27])" office:value-type="float" office:value="-0.787461463747687" calcext:value-type="float">
            <text:p>-0.787461463747687</text:p>
          </table:table-cell>
          <table:table-cell/>
          <table:table-cell table:formula="of:=[.P21]" office:value-type="float" office:value="-0.14096300422264" calcext:value-type="float">
            <text:p>-0.14096300422264</text:p>
          </table:table-cell>
          <table:table-cell table:formula="of:=[.P22]" office:value-type="float" office:value="0.0200080071215638" calcext:value-type="float">
            <text:p>0.020008007121564</text:p>
          </table:table-cell>
          <table:table-cell table:formula="of:=-[.P27]*[.P9]" office:value-type="float" office:value="0.136383283341279" calcext:value-type="float">
            <text:p>0.136383283341279</text:p>
          </table:table-cell>
          <table:table-cell table:formula="of:=[.P9]*[.Q27]+[.P27]*[.Q9]" office:value-type="float" office:value="0.010366309751662" calcext:value-type="float">
            <text:p>0.01036630975166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lpha/nu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x(cv)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max(m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2.41181" calcext:value-type="float">
            <text:p>2.41181</text:p>
          </table:table-cell>
          <table:table-cell table:formula="of:=1/[.C30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30:.D36];[.E30:.E36];1;1)" office:value-type="float" office:value="2.13882529330451" calcext:value-type="float">
            <text:p>2.13882529330451</text:p>
          </table:table-cell>
          <table:table-cell office:value-type="float" office:value="2.27161499875944" calcext:value-type="float">
            <text:p>2.27161499875944</text:p>
          </table:table-cell>
          <table:table-cell/>
          <table:table-cell table:formula="of:=[.C21]" office:value-type="float" office:value="15" calcext:value-type="float">
            <text:p>15</text:p>
          </table:table-cell>
          <table:table-cell table:formula="of:=[.D21]" office:value-type="float" office:value="2.35319" calcext:value-type="float">
            <text:p>2.35319</text:p>
          </table:table-cell>
          <table:table-cell office:value-type="float" office:value="1.50761856989402" calcext:value-type="float">
            <text:p>1.50761856989402</text:p>
          </table:table-cell>
          <table:table-cell table:formula="of:=LN([.J30])" office:value-type="float" office:value="2.70805020110221" calcext:value-type="float">
            <text:p>2.70805020110221</text:p>
          </table:table-cell>
          <table:table-cell table:formula="of:=LN([.L30])" office:value-type="float" office:value="0.410531299855559" calcext:value-type="float">
            <text:p>0.410531299855559</text:p>
          </table:table-cell>
          <table:table-cell/>
          <table:table-cell table:number-matrix-columns-spanned="2" table:number-matrix-rows-spanned="5" table:formula="of:=LINEST([.N30:.N36];[.M30:.M36];1;1)" office:value-type="float" office:value="0.249172839462891" calcext:value-type="float">
            <text:p>0.249172839462891</text:p>
          </table:table-cell>
          <table:table-cell office:value-type="float" office:value="-0.241345578812719" calcext:value-type="float">
            <text:p>-0.2413455788127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2.34911" calcext:value-type="float">
            <text:p>2.34911</text:p>
          </table:table-cell>
          <table:table-cell table:formula="of:=1/[.C31]" office:value-type="float" office:value="0.0333333333333333" calcext:value-type="float">
            <text:p>0.033333333333333</text:p>
          </table:table-cell>
          <table:table-cell/>
          <table:table-cell office:value-type="float" office:value="0.0701788399514951" calcext:value-type="float">
            <text:p>0.070178839951495</text:p>
          </table:table-cell>
          <table:table-cell office:value-type="float" office:value="0.00217082359561864" calcext:value-type="float">
            <text:p>0.002170823595619</text:p>
          </table:table-cell>
          <table:table-cell/>
          <table:table-cell table:formula="of:=[.C22]" office:value-type="float" office:value="30" calcext:value-type="float">
            <text:p>30</text:p>
          </table:table-cell>
          <table:table-cell table:formula="of:=[.D22]" office:value-type="float" office:value="2.30294" calcext:value-type="float">
            <text:p>2.30294</text:p>
          </table:table-cell>
          <table:table-cell office:value-type="float" office:value="1.87087587599501" calcext:value-type="float">
            <text:p>1.87087587599501</text:p>
          </table:table-cell>
          <table:table-cell table:formula="of:=LN([.J31])" office:value-type="float" office:value="3.40119738166216" calcext:value-type="float">
            <text:p>3.40119738166216</text:p>
          </table:table-cell>
          <table:table-cell table:formula="of:=LN([.L31])" office:value-type="float" office:value="0.626406704094504" calcext:value-type="float">
            <text:p>0.626406704094504</text:p>
          </table:table-cell>
          <table:table-cell/>
          <table:table-cell office:value-type="float" office:value="0.0108383082734344" calcext:value-type="float">
            <text:p>0.010838308273435</text:p>
          </table:table-cell>
          <table:table-cell office:value-type="float" office:value="0.0433464748997468" calcext:value-type="float">
            <text:p>0.0433464748997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2.3178" calcext:value-type="float">
            <text:p>2.3178</text:p>
          </table:table-cell>
          <table:table-cell table:formula="of:=1/[.C32]" office:value-type="float" office:value="0.0222222222222222" calcext:value-type="float">
            <text:p>0.022222222222222</text:p>
          </table:table-cell>
          <table:table-cell/>
          <table:table-cell office:value-type="float" office:value="0.994645731142568" calcext:value-type="float">
            <text:p>0.994645731142568</text:p>
          </table:table-cell>
          <table:table-cell office:value-type="float" office:value="0.00350045333388307" calcext:value-type="float">
            <text:p>0.003500453333883</text:p>
          </table:table-cell>
          <table:table-cell/>
          <table:table-cell table:formula="of:=[.C23]" office:value-type="float" office:value="45" calcext:value-type="float">
            <text:p>45</text:p>
          </table:table-cell>
          <table:table-cell table:formula="of:=[.D23]" office:value-type="float" office:value="2.29868" calcext:value-type="float">
            <text:p>2.29868</text:p>
          </table:table-cell>
          <table:table-cell office:value-type="float" office:value="2.06749749545986" calcext:value-type="float">
            <text:p>2.06749749545986</text:p>
          </table:table-cell>
          <table:table-cell table:formula="of:=LN([.J32])" office:value-type="float" office:value="3.80666248977032" calcext:value-type="float">
            <text:p>3.80666248977032</text:p>
          </table:table-cell>
          <table:table-cell table:formula="of:=LN([.L32])" office:value-type="float" office:value="0.726338936529176" calcext:value-type="float">
            <text:p>0.726338936529176</text:p>
          </table:table-cell>
          <table:table-cell/>
          <table:table-cell office:value-type="float" office:value="0.990628643016868" calcext:value-type="float">
            <text:p>0.990628643016868</text:p>
          </table:table-cell>
          <table:table-cell office:value-type="float" office:value="0.0188460718457694" calcext:value-type="float">
            <text:p>0.0188460718457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float" office:value="2.30702" calcext:value-type="float">
            <text:p>2.30702</text:p>
          </table:table-cell>
          <table:table-cell table:formula="of:=1/[.C33]" office:value-type="float" office:value="0.0166666666666667" calcext:value-type="float">
            <text:p>0.016666666666667</text:p>
          </table:table-cell>
          <table:table-cell/>
          <table:table-cell office:value-type="float" office:value="928.834316717124" calcext:value-type="float">
            <text:p>928.83431671712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4]" office:value-type="float" office:value="60" calcext:value-type="float">
            <text:p>60</text:p>
          </table:table-cell>
          <table:table-cell table:formula="of:=[.D24]" office:value-type="float" office:value="2.29358" calcext:value-type="float">
            <text:p>2.29358</text:p>
          </table:table-cell>
          <table:table-cell office:value-type="float" office:value="2.17005631030872" calcext:value-type="float">
            <text:p>2.17005631030872</text:p>
          </table:table-cell>
          <table:table-cell table:formula="of:=LN([.J33])" office:value-type="float" office:value="4.0943445622221" calcext:value-type="float">
            <text:p>4.0943445622221</text:p>
          </table:table-cell>
          <table:table-cell table:formula="of:=LN([.L33])" office:value-type="float" office:value="0.77475311666671" calcext:value-type="float">
            <text:p>0.77475311666671</text:p>
          </table:table-cell>
          <table:table-cell/>
          <table:table-cell office:value-type="float" office:value="528.540661080333" calcext:value-type="float">
            <text:p>528.54066108033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  <table:table-cell office:value-type="float" office:value="2.3024" calcext:value-type="float">
            <text:p>2.3024</text:p>
          </table:table-cell>
          <table:table-cell table:formula="of:=1/[.C34]" office:value-type="float" office:value="0.0133333333333333" calcext:value-type="float">
            <text:p>0.013333333333333</text:p>
          </table:table-cell>
          <table:table-cell/>
          <table:table-cell office:value-type="float" office:value="0.0113811680751437" calcext:value-type="float">
            <text:p>0.011381168075144</text:p>
          </table:table-cell>
          <table:table-cell office:value-type="float" office:value="0.0000612658677134655" calcext:value-type="float">
            <text:p>6.12658677134655E-05</text:p>
          </table:table-cell>
          <table:table-cell/>
          <table:table-cell table:formula="of:=[.C25]" office:value-type="float" office:value="75" calcext:value-type="float">
            <text:p>75</text:p>
          </table:table-cell>
          <table:table-cell table:formula="of:=[.D25]" office:value-type="float" office:value="2.28966" calcext:value-type="float">
            <text:p>2.28966</text:p>
          </table:table-cell>
          <table:table-cell office:value-type="float" office:value="2.32670084975462" calcext:value-type="float">
            <text:p>2.32670084975462</text:p>
          </table:table-cell>
          <table:table-cell table:formula="of:=LN([.J34])" office:value-type="float" office:value="4.31748811353631" calcext:value-type="float">
            <text:p>4.31748811353631</text:p>
          </table:table-cell>
          <table:table-cell table:formula="of:=LN([.L34])" office:value-type="float" office:value="0.84445131986986" calcext:value-type="float">
            <text:p>0.84445131986986</text:p>
          </table:table-cell>
          <table:table-cell/>
          <table:table-cell office:value-type="float" office:value="0.187724124868191" calcext:value-type="float">
            <text:p>0.187724124868191</text:p>
          </table:table-cell>
          <table:table-cell office:value-type="float" office:value="0.00177587212007951" calcext:value-type="float">
            <text:p>0.001775872120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float" office:value="2.2932" calcext:value-type="float">
            <text:p>2.2932</text:p>
          </table:table-cell>
          <table:table-cell table:formula="of:=1/[.C35]" office:value-type="float" office:value="0.0111111111111111" calcext:value-type="float">
            <text:p>0.011111111111111</text:p>
          </table:table-cell>
          <table:table-cell table:number-columns-repeated="4"/>
          <table:table-cell table:formula="of:=[.C26]" office:value-type="float" office:value="90" calcext:value-type="float">
            <text:p>90</text:p>
          </table:table-cell>
          <table:table-cell table:formula="of:=[.D26]" office:value-type="float" office:value="2.2807" calcext:value-type="float">
            <text:p>2.2807</text:p>
          </table:table-cell>
          <table:table-cell office:value-type="float" office:value="2.40108212059613" calcext:value-type="float">
            <text:p>2.40108212059613</text:p>
          </table:table-cell>
          <table:table-cell table:formula="of:=LN([.J35])" office:value-type="float" office:value="4.49980967033027" calcext:value-type="float">
            <text:p>4.49980967033027</text:p>
          </table:table-cell>
          <table:table-cell table:formula="of:=LN([.L35])" office:value-type="float" office:value="0.875919519318163" calcext:value-type="float">
            <text:p>0.875919519318163</text:p>
          </table:table-cell>
          <table:table-cell/>
          <table:table-cell office:value-type="string" calcext:value-type="string">
            <text:p>alpha/n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float" office:value="2.28713" calcext:value-type="float">
            <text:p>2.28713</text:p>
          </table:table-cell>
          <table:table-cell table:formula="of:=1/[.C36]" office:value-type="float" office:value="0.00833333333333333" calcext:value-type="float">
            <text:p>0.008333333333333</text:p>
          </table:table-cell>
          <table:table-cell table:number-columns-repeated="4"/>
          <table:table-cell table:formula="of:=[.C27]" office:value-type="float" office:value="120" calcext:value-type="float">
            <text:p>120</text:p>
          </table:table-cell>
          <table:table-cell table:formula="of:=[.D27]" office:value-type="float" office:value="2.27972" calcext:value-type="float">
            <text:p>2.27972</text:p>
          </table:table-cell>
          <table:table-cell office:value-type="float" office:value="2.54237584926523" calcext:value-type="float">
            <text:p>2.54237584926523</text:p>
          </table:table-cell>
          <table:table-cell table:formula="of:=LN([.J36])" office:value-type="float" office:value="4.78749174278205" calcext:value-type="float">
            <text:p>4.78749174278205</text:p>
          </table:table-cell>
          <table:table-cell table:formula="of:=LN([.L36])" office:value-type="float" office:value="0.933099017567512" calcext:value-type="float">
            <text:p>0.933099017567512</text:p>
          </table:table-cell>
          <table:table-cell/>
          <table:table-cell table:formula="of:=[.P30]" office:value-type="float" office:value="0.249172839462891" calcext:value-type="float">
            <text:p>0.249172839462891</text:p>
          </table:table-cell>
          <table:table-cell table:formula="of:=[.P31]" office:value-type="float" office:value="0.0108383082734344" calcext:value-type="float">
            <text:p>0.010838308273435</text:p>
          </table:table-cell>
          <table:table-cell table:formula="of:=[.P36]*[.P9]" office:value-type="float" office:value="0.241077509328227" calcext:value-type="float">
            <text:p>0.241077509328227</text:p>
          </table:table-cell>
          <table:table-cell table:formula="of:=[.P9]*[.Q36]+[.P36]*[.Q9]" office:value-type="float" office:value="0.0263802674795238" calcext:value-type="float">
            <text:p>0.02638026747952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c</text:p>
          </table:table-cell>
          <table:table-cell table:formula="of:=2/LN(1+SQRT(2))" office:value-type="float" office:value="2.26918531421302" calcext:value-type="float">
            <text:p>2.2691853142130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Tcm</text:p>
          </table:table-cell>
          <table:table-cell table:formula="of:=([.H3]+[.H12]+[.H21]+[.H30])/4" office:value-type="float" office:value="2.27042404201964" calcext:value-type="float">
            <text:p>2.27042404201964</text:p>
          </table:table-cell>
          <table:table-cell table:formula="of:=SQRT(1/3*(([.H3]-[.H38])^2+([.H12]-[.H38])^2+([.H21]-[.H38])^2+([.H30]-[.H38])^2))" office:value-type="float" office:value="0.000933527849850427" calcext:value-type="float">
            <text:p>0.00093352784985</text:p>
          </table:table-cell>
          <table:table-cell office:value-type="string" calcext:value-type="string">
            <text:p>fitting functions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P39]&amp;&quot;=&quot;&amp;[.P3]&amp;&quot;*x+&quot;&amp;[.Q3]" office:value-type="string" office:string-value="nu1(x)=-1.03357978169437*x+0.338636125361554" calcext:value-type="string">
            <text:p>nu1(x)=-1.03357978169437*x+0.338636125361554</text:p>
          </table:table-cell>
          <table:table-cell table:number-columns-repeated="5"/>
          <table:table-cell office:value-type="string" calcext:value-type="string">
            <text:p>nu1(x)</text:p>
          </table:table-cell>
          <table:table-cell table:number-columns-repeated="7"/>
        </table:table-row>
        <table:table-row table:style-name="ro1">
          <table:table-cell table:number-columns-repeated="9"/>
          <table:table-cell table:formula="of:=[.P40]&amp;&quot;=&quot;&amp;[.R3]&amp;&quot;*x+&quot;&amp;[.S3]" office:value-type="string" office:string-value="nu2(x)=-1.09389186432119*x+0.508604929769798" calcext:value-type="string">
            <text:p>nu2(x)=-1.09389186432119*x+0.508604929769798</text:p>
          </table:table-cell>
          <table:table-cell table:number-columns-repeated="5"/>
          <table:table-cell office:value-type="string" calcext:value-type="string">
            <text:p>nu2(x)</text:p>
          </table:table-cell>
          <table:table-cell table:number-columns-repeated="7"/>
        </table:table-row>
        <table:table-row table:style-name="ro1">
          <table:table-cell table:number-columns-repeated="9"/>
          <table:table-cell table:formula="of:=[.P41]&amp;&quot;=&quot;&amp;[.P12]&amp;&quot;*x+&quot;&amp;[.Q12]" office:value-type="string" office:string-value="gammanu(x)=1.75694045968865*x+-3.06279874006702" calcext:value-type="string">
            <text:p>gammanu(x)=1.75694045968865*x+-3.06279874006702</text:p>
          </table:table-cell>
          <table:table-cell table:number-columns-repeated="5"/>
          <table:table-cell office:value-type="string" calcext:value-type="string">
            <text:p>gammanu(x)</text:p>
          </table:table-cell>
          <table:table-cell table:number-columns-repeated="7"/>
        </table:table-row>
        <table:table-row table:style-name="ro1">
          <table:table-cell table:number-columns-repeated="9"/>
          <table:table-cell table:formula="of:=[.P42]&amp;&quot;=&quot;&amp;[.P21]&amp;&quot;*x+&quot;&amp;[.Q21]" office:value-type="string" office:string-value="betanu(x)=-0.14096300422264*x+-0.120825693692679" calcext:value-type="string">
            <text:p>betanu(x)=-0.14096300422264*x+-0.120825693692679</text:p>
          </table:table-cell>
          <table:table-cell table:number-columns-repeated="5"/>
          <table:table-cell office:value-type="string" calcext:value-type="string">
            <text:p>betanu(x)</text:p>
          </table:table-cell>
          <table:table-cell table:number-columns-repeated="7"/>
        </table:table-row>
        <table:table-row table:style-name="ro1">
          <table:table-cell table:number-columns-repeated="9"/>
          <table:table-cell table:formula="of:=[.P43]&amp;&quot;=&quot;&amp;[.P30]&amp;&quot;*x+&quot;&amp;[.Q30]" office:value-type="string" office:string-value="alphanu(x)=0.249172839462891*x+-0.241345578812719" calcext:value-type="string">
            <text:p>alphanu(x)=0.249172839462891*x+-0.241345578812719</text:p>
          </table:table-cell>
          <table:table-cell table:number-columns-repeated="5"/>
          <table:table-cell office:value-type="string" calcext:value-type="string">
            <text:p>alphanu(x)</text:p>
          </table:table-cell>
          <table:table-cell table:number-columns-repeated="7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0"/>
          <table:table-cell table:formula="of:=EXP(1)" office:value-type="float" office:value="2.71828182845904" calcext:value-type="float">
            <text:p>2.71828182845904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LOG([.K48])" office:value-type="float" office:value="0.434294481903252" calcext:value-type="float">
            <text:p>0.434294481903252</text:p>
          </table:table-cell>
          <table:table-cell table:number-columns-repeated="12"/>
        </table:table-row>
        <table:table-row table:style-name="ro1" table:number-rows-repeated="8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2.31094" calcext:value-type="float">
            <text:p>2.31094</text:p>
          </table:table-cell>
          <table:table-cell office:value-type="float" office:value="-4.683703" calcext:value-type="float">
            <text:p>-4.683703</text:p>
          </table:table-cell>
          <table:table-cell office:value-type="float" office:value="32.471221" calcext:value-type="float">
            <text:p>32.471221</text:p>
          </table:table-cell>
          <table:table-cell office:value-type="float" office:value="-73.522099" calcext:value-type="float">
            <text:p>-73.522099</text:p>
          </table:table-cell>
          <table:table-cell office:value-type="float" office:value="52.905309" calcext:value-type="float">
            <text:p>52.905309</text:p>
          </table:table-cell>
          <table:table-cell office:value-type="float" office:value="-1.3927922835612" calcext:value-type="float">
            <text:p>-1.392792283561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TcL-Tc)</text:p>
          </table:table-cell>
          <table:table-cell office:value-type="string" calcext:value-type="string">
            <text:p>log(TcL-Tcm)</text:p>
          </table:table-cell>
          <table:table-cell office:value-type="string" calcext:value-type="string">
            <text:p>delta TcL</text:p>
          </table:table-cell>
          <table:table-cell office:value-type="string" calcext:value-type="string">
            <text:p>delta log(TcL-Tc)</text:p>
          </table:table-cell>
          <table:table-cell office:value-type="string" calcext:value-type="string">
            <text:p>delta log(TcL-Tcm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2.29324" calcext:value-type="float">
            <text:p>2.29324</text:p>
          </table:table-cell>
          <table:table-cell office:value-type="float" office:value="-41.647311" calcext:value-type="float">
            <text:p>-41.647311</text:p>
          </table:table-cell>
          <table:table-cell office:value-type="float" office:value="286.521246" calcext:value-type="float">
            <text:p>286.521246</text:p>
          </table:table-cell>
          <table:table-cell office:value-type="float" office:value="-655.161769" calcext:value-type="float">
            <text:p>-655.161769</text:p>
          </table:table-cell>
          <table:table-cell office:value-type="float" office:value="496.520274" calcext:value-type="float">
            <text:p>496.520274</text:p>
          </table:table-cell>
          <table:table-cell office:value-type="float" office:value="-1.3900620056113" calcext:value-type="float">
            <text:p>-1.3900620056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48555" calcext:value-type="float">
            <text:p>2.348555</text:p>
          </table:table-cell>
          <table:table-cell office:value-type="float" office:value="2.70805020110221" calcext:value-type="float">
            <text:p>2.70805020110221</text:p>
          </table:table-cell>
          <table:table-cell office:value-type="float" office:value="-2.53363877472582" calcext:value-type="float">
            <text:p>-2.53363877472582</text:p>
          </table:table-cell>
          <table:table-cell office:value-type="float" office:value="-2.54936891168472" calcext:value-type="float">
            <text:p>-2.54936891168472</text:p>
          </table:table-cell>
          <table:table-cell office:value-type="float" office:value="0.0460222486050678" calcext:value-type="float">
            <text:p>0.046022248605068</text:p>
          </table:table-cell>
          <table:table-cell office:value-type="float" office:value="0.589039860699444" calcext:value-type="float">
            <text:p>0.589039860699444</text:p>
          </table:table-cell>
          <table:table-cell office:value-type="float" office:value="1.3421895400991" calcext:value-type="float">
            <text:p>1.3421895400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office:value-type="float" office:value="2.28798" calcext:value-type="float">
            <text:p>2.28798</text:p>
          </table:table-cell>
          <table:table-cell office:value-type="float" office:value="-60.749298" calcext:value-type="float">
            <text:p>-60.749298</text:p>
          </table:table-cell>
          <table:table-cell office:value-type="float" office:value="416.97877" calcext:value-type="float">
            <text:p>416.97877</text:p>
          </table:table-cell>
          <table:table-cell office:value-type="float" office:value="-951.963417" calcext:value-type="float">
            <text:p>-951.963417</text:p>
          </table:table-cell>
          <table:table-cell office:value-type="float" office:value="721.470111" calcext:value-type="float">
            <text:p>721.470111</text:p>
          </table:table-cell>
          <table:table-cell office:value-type="float" office:value="-1.38958571921444" calcext:value-type="float">
            <text:p>-1.3895857192144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.3102825" calcext:value-type="float">
            <text:p>2.3102825</text:p>
          </table:table-cell>
          <table:table-cell office:value-type="float" office:value="3.40119738166216" calcext:value-type="float">
            <text:p>3.40119738166216</text:p>
          </table:table-cell>
          <table:table-cell office:value-type="float" office:value="-3.19181563216059" calcext:value-type="float">
            <text:p>-3.19181563216059</text:p>
          </table:table-cell>
          <table:table-cell office:value-type="float" office:value="-3.22242065083733" calcext:value-type="float">
            <text:p>-3.22242065083733</text:p>
          </table:table-cell>
          <table:table-cell office:value-type="float" office:value="0.0262076304092275" calcext:value-type="float">
            <text:p>0.026207630409228</text:p>
          </table:table-cell>
          <table:table-cell office:value-type="float" office:value="0.637698905834366" calcext:value-type="float">
            <text:p>0.637698905834366</text:p>
          </table:table-cell>
          <table:table-cell office:value-type="float" office:value="0.563332250751842" calcext:value-type="float">
            <text:p>0.5633322507518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float" office:value="2.28519" calcext:value-type="float">
            <text:p>2.28519</text:p>
          </table:table-cell>
          <table:table-cell office:value-type="float" office:value="-91.411977" calcext:value-type="float">
            <text:p>-91.411977</text:p>
          </table:table-cell>
          <table:table-cell office:value-type="float" office:value="626.680066" calcext:value-type="float">
            <text:p>626.680066</text:p>
          </table:table-cell>
          <table:table-cell office:value-type="float" office:value="-1429.871772" calcext:value-type="float">
            <text:p>-1429.871772</text:p>
          </table:table-cell>
          <table:table-cell office:value-type="float" office:value="1084.419476" calcext:value-type="float">
            <text:p>1084.419476</text:p>
          </table:table-cell>
          <table:table-cell office:value-type="float" office:value="-1.38998911498152" calcext:value-type="float">
            <text:p>-1.389989114981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.2976975" calcext:value-type="float">
            <text:p>2.2976975</text:p>
          </table:table-cell>
          <table:table-cell office:value-type="float" office:value="3.80666248977032" calcext:value-type="float">
            <text:p>3.80666248977032</text:p>
          </table:table-cell>
          <table:table-cell office:value-type="float" office:value="-3.55742371161726" calcext:value-type="float">
            <text:p>-3.55742371161726</text:p>
          </table:table-cell>
          <table:table-cell office:value-type="float" office:value="-3.60184128486988" calcext:value-type="float">
            <text:p>-3.60184128486988</text:p>
          </table:table-cell>
          <table:table-cell office:value-type="float" office:value="0.0144767131974078" calcext:value-type="float">
            <text:p>0.014476713197408</text:p>
          </table:table-cell>
          <table:table-cell office:value-type="float" office:value="0.507737754852158" calcext:value-type="float">
            <text:p>0.507737754852158</text:p>
          </table:table-cell>
          <table:table-cell office:value-type="float" office:value="0.330240840595319" calcext:value-type="float">
            <text:p>0.3302408405953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float" office:value="2.28189" calcext:value-type="float">
            <text:p>2.28189</text:p>
          </table:table-cell>
          <table:table-cell office:value-type="float" office:value="-239.756791" calcext:value-type="float">
            <text:p>-239.756791</text:p>
          </table:table-cell>
          <table:table-cell office:value-type="float" office:value="1641.293656" calcext:value-type="float">
            <text:p>1641.293656</text:p>
          </table:table-cell>
          <table:table-cell office:value-type="float" office:value="-3742.921886" calcext:value-type="float">
            <text:p>-3742.921886</text:p>
          </table:table-cell>
          <table:table-cell office:value-type="float" office:value="2842.045741" calcext:value-type="float">
            <text:p>2842.045741</text:p>
          </table:table-cell>
          <table:table-cell office:value-type="float" office:value="-1.39270939745938" calcext:value-type="float">
            <text:p>-1.3927093974593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2919675" calcext:value-type="float">
            <text:p>2.2919675</text:p>
          </table:table-cell>
          <table:table-cell office:value-type="float" office:value="4.0943445622221" calcext:value-type="float">
            <text:p>4.0943445622221</text:p>
          </table:table-cell>
          <table:table-cell office:value-type="float" office:value="-3.78177637354785" calcext:value-type="float">
            <text:p>-3.78177637354785</text:p>
          </table:table-cell>
          <table:table-cell office:value-type="float" office:value="-3.83768308251732" calcext:value-type="float">
            <text:p>-3.83768308251732</text:p>
          </table:table-cell>
          <table:table-cell office:value-type="float" office:value="0.0111486183747883" calcext:value-type="float">
            <text:p>0.011148618374788</text:p>
          </table:table-cell>
          <table:table-cell office:value-type="float" office:value="0.489356836917756" calcext:value-type="float">
            <text:p>0.489356836917756</text:p>
          </table:table-cell>
          <table:table-cell office:value-type="float" office:value="0.268117336857897" calcext:value-type="float">
            <text:p>0.268117336857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90" calcext:value-type="float">
            <text:p>90</text:p>
          </table:table-cell>
          <table:table-cell office:value-type="float" office:value="2.27697" calcext:value-type="float">
            <text:p>2.27697</text:p>
          </table:table-cell>
          <table:table-cell office:value-type="float" office:value="-466.060537" calcext:value-type="float">
            <text:p>-466.060537</text:p>
          </table:table-cell>
          <table:table-cell office:value-type="float" office:value="3183.623521" calcext:value-type="float">
            <text:p>3183.623521</text:p>
          </table:table-cell>
          <table:table-cell office:value-type="float" office:value="-7246.490376" calcext:value-type="float">
            <text:p>-7246.490376</text:p>
          </table:table-cell>
          <table:table-cell office:value-type="float" office:value="5494.768231" calcext:value-type="float">
            <text:p>5494.768231</text:p>
          </table:table-cell>
          <table:table-cell office:value-type="float" office:value="-1.40253018660678" calcext:value-type="float">
            <text:p>-1.4025301866067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.287745" calcext:value-type="float">
            <text:p>2.287745</text:p>
          </table:table-cell>
          <table:table-cell office:value-type="float" office:value="4.31748811353631" calcext:value-type="float">
            <text:p>4.31748811353631</text:p>
          </table:table-cell>
          <table:table-cell office:value-type="float" office:value="-3.98676348134831" calcext:value-type="float">
            <text:p>-3.98676348134831</text:p>
          </table:table-cell>
          <table:table-cell office:value-type="float" office:value="-4.05583806673284" calcext:value-type="float">
            <text:p>-4.05583806673284</text:p>
          </table:table-cell>
          <table:table-cell office:value-type="float" office:value="0.011068400968523" calcext:value-type="float">
            <text:p>0.011068400968523</text:p>
          </table:table-cell>
          <table:table-cell office:value-type="float" office:value="0.596367907062781" calcext:value-type="float">
            <text:p>0.596367907062781</text:p>
          </table:table-cell>
          <table:table-cell office:value-type="float" office:value="0.291152219906064" calcext:value-type="float">
            <text:p>0.2911522199060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office:value-type="float" office:value="2.26755" calcext:value-type="float">
            <text:p>2.26755</text:p>
          </table:table-cell>
          <table:table-cell office:value-type="float" office:value="-139.276562" calcext:value-type="float">
            <text:p>-139.276562</text:p>
          </table:table-cell>
          <table:table-cell office:value-type="float" office:value="947.450791" calcext:value-type="float">
            <text:p>947.450791</text:p>
          </table:table-cell>
          <table:table-cell office:value-type="float" office:value="-2145.888644" calcext:value-type="float">
            <text:p>-2145.888644</text:p>
          </table:table-cell>
          <table:table-cell office:value-type="float" office:value="1616.761065" calcext:value-type="float">
            <text:p>1616.761065</text:p>
          </table:table-cell>
          <table:table-cell office:value-type="float" office:value="-1.42262182567151" calcext:value-type="float">
            <text:p>-1.4226218256715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.2823075" calcext:value-type="float">
            <text:p>2.2823075</text:p>
          </table:table-cell>
          <table:table-cell office:value-type="float" office:value="4.49980967033027" calcext:value-type="float">
            <text:p>4.49980967033027</text:p>
          </table:table-cell>
          <table:table-cell office:value-type="float" office:value="-4.33345090972515" calcext:value-type="float">
            <text:p>-4.33345090972515</text:p>
          </table:table-cell>
          <table:table-cell office:value-type="float" office:value="-4.43260793161377" calcext:value-type="float">
            <text:p>-4.43260793161377</text:p>
          </table:table-cell>
          <table:table-cell office:value-type="float" office:value="0.00742298850418981" calcext:value-type="float">
            <text:p>0.00742298850419</text:p>
          </table:table-cell>
          <table:table-cell office:value-type="float" office:value="0.565682320361307" calcext:value-type="float">
            <text:p>0.565682320361307</text:p>
          </table:table-cell>
          <table:table-cell office:value-type="float" office:value="0.253598199450295" calcext:value-type="float">
            <text:p>0.2535981994502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.31828" calcext:value-type="float">
            <text:p>2.31828</text:p>
          </table:table-cell>
          <table:table-cell/>
          <table:table-cell office:value-type="float" office:value="-14.311121" calcext:value-type="float">
            <text:p>-14.311121</text:p>
          </table:table-cell>
          <table:table-cell office:value-type="float" office:value="66.354249" calcext:value-type="float">
            <text:p>66.354249</text:p>
          </table:table-cell>
          <table:table-cell office:value-type="float" office:value="-75.406108" calcext:value-type="float">
            <text:p>-75.406108</text:p>
          </table:table-cell>
          <table:table-cell office:value-type="float" office:value="1.50761856989402" calcext:value-type="float">
            <text:p>1.5076185698940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775225" calcext:value-type="float">
            <text:p>2.2775225</text:p>
          </table:table-cell>
          <table:table-cell office:value-type="float" office:value="4.78749174278205" calcext:value-type="float">
            <text:p>4.78749174278205</text:p>
          </table:table-cell>
          <table:table-cell office:value-type="float" office:value="-4.78702955516986" calcext:value-type="float">
            <text:p>-4.78702955516986</text:p>
          </table:table-cell>
          <table:table-cell office:value-type="float" office:value="-4.94787770438737" calcext:value-type="float">
            <text:p>-4.94787770438737</text:p>
          </table:table-cell>
          <table:table-cell office:value-type="float" office:value="0.00816377925146598" calcext:value-type="float">
            <text:p>0.008163779251466</text:p>
          </table:table-cell>
          <table:table-cell office:value-type="float" office:value="0.979200831078671" calcext:value-type="float">
            <text:p>0.979200831078671</text:p>
          </table:table-cell>
          <table:table-cell office:value-type="float" office:value="0.388833074470243" calcext:value-type="float">
            <text:p>0.3888330744702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.29584" calcext:value-type="float">
            <text:p>2.29584</text:p>
          </table:table-cell>
          <table:table-cell/>
          <table:table-cell office:value-type="float" office:value="-76.753546" calcext:value-type="float">
            <text:p>-76.753546</text:p>
          </table:table-cell>
          <table:table-cell office:value-type="float" office:value="352.428262" calcext:value-type="float">
            <text:p>352.428262</text:p>
          </table:table-cell>
          <table:table-cell office:value-type="float" office:value="-402.689194" calcext:value-type="float">
            <text:p>-402.689194</text:p>
          </table:table-cell>
          <table:table-cell office:value-type="float" office:value="1.87087587599501" calcext:value-type="float">
            <text:p>1.870875875995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.28633" calcext:value-type="float">
            <text:p>2.28633</text:p>
          </table:table-cell>
          <table:table-cell/>
          <table:table-cell office:value-type="float" office:value="-142.83422" calcext:value-type="float">
            <text:p>-142.83422</text:p>
          </table:table-cell>
          <table:table-cell office:value-type="float" office:value="653.132786" calcext:value-type="float">
            <text:p>653.132786</text:p>
          </table:table-cell>
          <table:table-cell office:value-type="float" office:value="-744.571569" calcext:value-type="float">
            <text:p>-744.571569</text:p>
          </table:table-cell>
          <table:table-cell office:value-type="float" office:value="2.06749749545986" calcext:value-type="float">
            <text:p>2.067497495459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.28208" calcext:value-type="float">
            <text:p>2.28208</text:p>
          </table:table-cell>
          <table:table-cell/>
          <table:table-cell office:value-type="float" office:value="-191.527059" calcext:value-type="float">
            <text:p>-191.527059</text:p>
          </table:table-cell>
          <table:table-cell office:value-type="float" office:value="874.15911" calcext:value-type="float">
            <text:p>874.15911</text:p>
          </table:table-cell>
          <table:table-cell office:value-type="float" office:value="-995.279279" calcext:value-type="float">
            <text:p>-995.279279</text:p>
          </table:table-cell>
          <table:table-cell office:value-type="float" office:value="2.17005631030872" calcext:value-type="float">
            <text:p>2.170056310308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2.27703" calcext:value-type="float">
            <text:p>2.27703</text:p>
          </table:table-cell>
          <table:table-cell/>
          <table:table-cell office:value-type="float" office:value="-357.491893" calcext:value-type="float">
            <text:p>-357.491893</text:p>
          </table:table-cell>
          <table:table-cell office:value-type="float" office:value="1628.040146" calcext:value-type="float">
            <text:p>1628.040146</text:p>
          </table:table-cell>
          <table:table-cell office:value-type="float" office:value="-1851.222128" calcext:value-type="float">
            <text:p>-1851.222128</text:p>
          </table:table-cell>
          <table:table-cell office:value-type="float" office:value="2.32670084975462" calcext:value-type="float">
            <text:p>2.326700849754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2.27836" calcext:value-type="float">
            <text:p>2.27836</text:p>
          </table:table-cell>
          <table:table-cell/>
          <table:table-cell office:value-type="float" office:value="-609.054272" calcext:value-type="float">
            <text:p>-609.054272</text:p>
          </table:table-cell>
          <table:table-cell office:value-type="float" office:value="2775.295627" calcext:value-type="float">
            <text:p>2775.295627</text:p>
          </table:table-cell>
          <table:table-cell office:value-type="float" office:value="-3159.166848" calcext:value-type="float">
            <text:p>-3159.166848</text:p>
          </table:table-cell>
          <table:table-cell office:value-type="float" office:value="2.40108212059613" calcext:value-type="float">
            <text:p>2.401082120596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2.27569" calcext:value-type="float">
            <text:p>2.27569</text:p>
          </table:table-cell>
          <table:table-cell/>
          <table:table-cell office:value-type="float" office:value="-886.43636" calcext:value-type="float">
            <text:p>-886.43636</text:p>
          </table:table-cell>
          <table:table-cell office:value-type="float" office:value="4034.515795" calcext:value-type="float">
            <text:p>4034.515795</text:p>
          </table:table-cell>
          <table:table-cell office:value-type="float" office:value="-4588.119298" calcext:value-type="float">
            <text:p>-4588.119298</text:p>
          </table:table-cell>
          <table:table-cell office:value-type="float" office:value="2.54237584926523" calcext:value-type="float">
            <text:p>2.542375849265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35319" calcext:value-type="float">
            <text:p>2.35319</text:p>
          </table:table-cell>
          <table:table-cell office:value-type="float" office:value="7.217581" calcext:value-type="float">
            <text:p>7.217581</text:p>
          </table:table-cell>
          <table:table-cell office:value-type="float" office:value="-50.952963" calcext:value-type="float">
            <text:p>-50.952963</text:p>
          </table:table-cell>
          <table:table-cell office:value-type="float" office:value="118.44695" calcext:value-type="float">
            <text:p>118.44695</text:p>
          </table:table-cell>
          <table:table-cell office:value-type="float" office:value="-90.025416" calcext:value-type="float">
            <text:p>-90.025416</text:p>
          </table:table-cell>
          <table:table-cell office:value-type="float" office:value="0.601395809355552" calcext:value-type="float">
            <text:p>0.6013958093555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2.30294" calcext:value-type="float">
            <text:p>2.30294</text:p>
          </table:table-cell>
          <table:table-cell office:value-type="float" office:value="114.977612" calcext:value-type="float">
            <text:p>114.977612</text:p>
          </table:table-cell>
          <table:table-cell office:value-type="float" office:value="-794.360263" calcext:value-type="float">
            <text:p>-794.360263</text:p>
          </table:table-cell>
          <table:table-cell office:value-type="float" office:value="1826.514899" calcext:value-type="float">
            <text:p>1826.514899</text:p>
          </table:table-cell>
          <table:table-cell office:value-type="float" office:value="-1397.17426" calcext:value-type="float">
            <text:p>-1397.17426</text:p>
          </table:table-cell>
          <table:table-cell office:value-type="float" office:value="0.568442295691284" calcext:value-type="float">
            <text:p>0.56844229569128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2.29868" calcext:value-type="float">
            <text:p>2.29868</text:p>
          </table:table-cell>
          <table:table-cell office:value-type="float" office:value="218.004593" calcext:value-type="float">
            <text:p>218.004593</text:p>
          </table:table-cell>
          <table:table-cell office:value-type="float" office:value="-1503.365182" calcext:value-type="float">
            <text:p>-1503.365182</text:p>
          </table:table-cell>
          <table:table-cell office:value-type="float" office:value="3451.699548" calcext:value-type="float">
            <text:p>3451.699548</text:p>
          </table:table-cell>
          <table:table-cell office:value-type="float" office:value="-2638.061366" calcext:value-type="float">
            <text:p>-2638.061366</text:p>
          </table:table-cell>
          <table:table-cell office:value-type="float" office:value="0.513005627631628" calcext:value-type="float">
            <text:p>0.5130056276316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.29358" calcext:value-type="float">
            <text:p>2.29358</text:p>
          </table:table-cell>
          <table:table-cell office:value-type="float" office:value="467.625137" calcext:value-type="float">
            <text:p>467.625137</text:p>
          </table:table-cell>
          <table:table-cell office:value-type="float" office:value="-3217.601976" calcext:value-type="float">
            <text:p>-3217.601976</text:p>
          </table:table-cell>
          <table:table-cell office:value-type="float" office:value="7374.497184" calcext:value-type="float">
            <text:p>7374.497184</text:p>
          </table:table-cell>
          <table:table-cell office:value-type="float" office:value="-5629.373632" calcext:value-type="float">
            <text:p>-5629.373632</text:p>
          </table:table-cell>
          <table:table-cell office:value-type="float" office:value="0.484503060592942" calcext:value-type="float">
            <text:p>0.4845030605929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.28966" calcext:value-type="float">
            <text:p>2.28966</text:p>
          </table:table-cell>
          <table:table-cell office:value-type="float" office:value="1189.932105" calcext:value-type="float">
            <text:p>1189.932105</text:p>
          </table:table-cell>
          <table:table-cell office:value-type="float" office:value="-8173.615725" calcext:value-type="float">
            <text:p>-8173.615725</text:p>
          </table:table-cell>
          <table:table-cell office:value-type="float" office:value="18708.394881" calcext:value-type="float">
            <text:p>18708.394881</text:p>
          </table:table-cell>
          <table:table-cell office:value-type="float" office:value="-14268.388617" calcext:value-type="float">
            <text:p>-14268.388617</text:p>
          </table:table-cell>
          <table:table-cell office:value-type="float" office:value="0.461167982626648" calcext:value-type="float">
            <text:p>0.4611679826266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2.2807" calcext:value-type="float">
            <text:p>2.2807</text:p>
          </table:table-cell>
          <table:table-cell office:value-type="float" office:value="3331.720695" calcext:value-type="float">
            <text:p>3331.720695</text:p>
          </table:table-cell>
          <table:table-cell office:value-type="float" office:value="-22795.934062" calcext:value-type="float">
            <text:p>-22795.934062</text:p>
          </table:table-cell>
          <table:table-cell office:value-type="float" office:value="51982.414215" calcext:value-type="float">
            <text:p>51982.414215</text:p>
          </table:table-cell>
          <table:table-cell office:value-type="float" office:value="-39505.75061" calcext:value-type="float">
            <text:p>-39505.75061</text:p>
          </table:table-cell>
          <table:table-cell office:value-type="float" office:value="0.490874090362922" calcext:value-type="float">
            <text:p>0.4908740903629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1268.645715" calcext:value-type="float">
            <text:p>1268.645715</text:p>
          </table:table-cell>
          <table:table-cell office:value-type="float" office:value="-8676.476484" calcext:value-type="float">
            <text:p>-8676.476484</text:p>
          </table:table-cell>
          <table:table-cell office:value-type="float" office:value="19771.063767" calcext:value-type="float">
            <text:p>19771.063767</text:p>
          </table:table-cell>
          <table:table-cell office:value-type="float" office:value="-15010.213106" calcext:value-type="float">
            <text:p>-15010.213106</text:p>
          </table:table-cell>
          <table:table-cell office:value-type="float" office:value="0.454998360311947" calcext:value-type="float">
            <text:p>0.45499836031194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2.41181" calcext:value-type="float">
            <text:p>2.41181</text:p>
          </table:table-cell>
          <table:table-cell/>
          <table:table-cell office:value-type="float" office:value="-85.661757" calcext:value-type="float">
            <text:p>-85.661757</text:p>
          </table:table-cell>
          <table:table-cell office:value-type="float" office:value="413.20034" calcext:value-type="float">
            <text:p>413.20034</text:p>
          </table:table-cell>
          <table:table-cell office:value-type="float" office:value="-492.859958" calcext:value-type="float">
            <text:p>-492.859958</text:p>
          </table:table-cell>
          <table:table-cell office:value-type="float" office:value="5.42109097473656" calcext:value-type="float">
            <text:p>5.421090974736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2.34911" calcext:value-type="float">
            <text:p>2.34911</text:p>
          </table:table-cell>
          <table:table-cell/>
          <table:table-cell office:value-type="float" office:value="-958.37417" calcext:value-type="float">
            <text:p>-958.37417</text:p>
          </table:table-cell>
          <table:table-cell office:value-type="float" office:value="4502.6484" calcext:value-type="float">
            <text:p>4502.6484</text:p>
          </table:table-cell>
          <table:table-cell office:value-type="float" office:value="-5269.846511" calcext:value-type="float">
            <text:p>-5269.846511</text:p>
          </table:table-cell>
          <table:table-cell office:value-type="float" office:value="18.7566398872141" calcext:value-type="float">
            <text:p>18.75663988721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2.3178" calcext:value-type="float">
            <text:p>2.3178</text:p>
          </table:table-cell>
          <table:table-cell/>
          <table:table-cell office:value-type="float" office:value="-4488.685452" calcext:value-type="float">
            <text:p>-4488.685452</text:p>
          </table:table-cell>
          <table:table-cell office:value-type="float" office:value="20807.715838" calcext:value-type="float">
            <text:p>20807.715838</text:p>
          </table:table-cell>
          <table:table-cell office:value-type="float" office:value="-24076.696885" calcext:value-type="float">
            <text:p>-24076.696885</text:p>
          </table:table-cell>
          <table:table-cell office:value-type="float" office:value="37.3250859506043" calcext:value-type="float">
            <text:p>37.32508595060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float" office:value="2.30702" calcext:value-type="float">
            <text:p>2.30702</text:p>
          </table:table-cell>
          <table:table-cell/>
          <table:table-cell office:value-type="float" office:value="-11777.503098" calcext:value-type="float">
            <text:p>-11777.503098</text:p>
          </table:table-cell>
          <table:table-cell office:value-type="float" office:value="54341.942878" calcext:value-type="float">
            <text:p>54341.942878</text:p>
          </table:table-cell>
          <table:table-cell office:value-type="float" office:value="-62623.605309" calcext:value-type="float">
            <text:p>-62623.605309</text:p>
          </table:table-cell>
          <table:table-cell office:value-type="float" office:value="60.4528276246056" calcext:value-type="float">
            <text:p>60.45282762460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  <table:table-cell office:value-type="float" office:value="2.3024" calcext:value-type="float">
            <text:p>2.3024</text:p>
          </table:table-cell>
          <table:table-cell/>
          <table:table-cell office:value-type="float" office:value="-24230.777125" calcext:value-type="float">
            <text:p>-24230.777125</text:p>
          </table:table-cell>
          <table:table-cell office:value-type="float" office:value="111577.896679" calcext:value-type="float">
            <text:p>111577.896679</text:p>
          </table:table-cell>
          <table:table-cell office:value-type="float" office:value="-128355.435022" calcext:value-type="float">
            <text:p>-128355.435022</text:p>
          </table:table-cell>
          <table:table-cell office:value-type="float" office:value="93.0559536568762" calcext:value-type="float">
            <text:p>93.05595365687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float" office:value="2.2932" calcext:value-type="float">
            <text:p>2.2932</text:p>
          </table:table-cell>
          <table:table-cell/>
          <table:table-cell office:value-type="float" office:value="-82736.320961" calcext:value-type="float">
            <text:p>-82736.320961</text:p>
          </table:table-cell>
          <table:table-cell office:value-type="float" office:value="379461.626948" calcext:value-type="float">
            <text:p>379461.626948</text:p>
          </table:table-cell>
          <table:table-cell office:value-type="float" office:value="-434961.473476" calcext:value-type="float">
            <text:p>-434961.473476</text:p>
          </table:table-cell>
          <table:table-cell office:value-type="float" office:value="128.957949395757" calcext:value-type="float">
            <text:p>128.9579493957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float" office:value="2.28713" calcext:value-type="float">
            <text:p>2.28713</text:p>
          </table:table-cell>
          <table:table-cell/>
          <table:table-cell office:value-type="float" office:value="-168853.899845" calcext:value-type="float">
            <text:p>-168853.899845</text:p>
          </table:table-cell>
          <table:table-cell office:value-type="float" office:value="772380.490488" calcext:value-type="float">
            <text:p>772380.490488</text:p>
          </table:table-cell>
          <table:table-cell office:value-type="float" office:value="-883056.980816" calcext:value-type="float">
            <text:p>-883056.980816</text:p>
          </table:table-cell>
          <table:table-cell office:value-type="float" office:value="209.000357667333" calcext:value-type="float">
            <text:p>209.0003576673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15" calcext:value-type="float">
            <text:p>15</text:p>
          </table:table-cell>
          <table:table-cell office:value-type="float" office:value="2.348555" calcext:value-type="float">
            <text:p>2.34855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30" calcext:value-type="float">
            <text:p>30</text:p>
          </table:table-cell>
          <table:table-cell office:value-type="float" office:value="2.3102825" calcext:value-type="float">
            <text:p>2.310282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45" calcext:value-type="float">
            <text:p>45</text:p>
          </table:table-cell>
          <table:table-cell office:value-type="float" office:value="2.2976975" calcext:value-type="float">
            <text:p>2.297697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60" calcext:value-type="float">
            <text:p>60</text:p>
          </table:table-cell>
          <table:table-cell office:value-type="float" office:value="2.2919675" calcext:value-type="float">
            <text:p>2.291967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75" calcext:value-type="float">
            <text:p>75</text:p>
          </table:table-cell>
          <table:table-cell office:value-type="float" office:value="2.287745" calcext:value-type="float">
            <text:p>2.28774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90" calcext:value-type="float">
            <text:p>90</text:p>
          </table:table-cell>
          <table:table-cell office:value-type="float" office:value="2.2823075" calcext:value-type="float">
            <text:p>2.282307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120" calcext:value-type="float">
            <text:p>120</text:p>
          </table:table-cell>
          <table:table-cell office:value-type="float" office:value="2.2775225" calcext:value-type="float">
            <text:p>2.277522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9:19:16.423136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20:47:26.463356271</meta:creation-date>
    <dc:date>2019-12-28T20:25:05.444514509</dc:date>
    <meta:editing-duration>PT1H4M40S</meta:editing-duration>
    <meta:editing-cycles>5</meta:editing-cycles>
    <meta:generator>LibreOffice/6.0.7.3$Linux_X86_64 LibreOffice_project/00m0$Build-3</meta:generator>
    <meta:document-statistic meta:table-count="1" meta:cell-count="728" meta:object-count="0"/>
  </office:meta>
</office:document-meta>
</file>